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10pt" style:text-underline-style="solid" style:text-underline-width="auto" style:text-underline-color="font-color" officeooo:rsid="00012e97" officeooo:paragraph-rsid="00012e97" style:font-size-asian="8.75pt" style:font-size-complex="10pt"/>
    </style:style>
    <style:style style:name="P2" style:family="paragraph" style:parent-style-name="Standard">
      <style:text-properties fo:font-size="11pt" officeooo:rsid="00012e97" officeooo:paragraph-rsid="00012e97" style:font-size-asian="11pt" style:font-size-complex="11pt"/>
    </style:style>
    <style:style style:name="P3" style:family="paragraph" style:parent-style-name="Standard">
      <style:text-properties fo:font-size="11pt" officeooo:rsid="00025689" officeooo:paragraph-rsid="00025689" style:font-size-asian="11pt" style:font-size-complex="11pt"/>
    </style:style>
    <style:style style:name="P4" style:family="paragraph" style:parent-style-name="Standard">
      <style:text-properties fo:font-size="11pt" officeooo:rsid="00055dce" officeooo:paragraph-rsid="00055dce" style:font-size-asian="11pt" style:font-size-complex="11pt"/>
    </style:style>
    <style:style style:name="T1" style:family="text">
      <style:text-properties officeooo:rsid="0003c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BigInteger by Jane Alam Jan</text:p>
      <text:p text:style-name="P2"/>
      <text:p text:style-name="P2">struct Bigint {</text:p>
      <text:p text:style-name="P2"><text:s text:c="4"/>string a; <text:s text:c="18"/>// to store the digits</text:p>
      <text:p text:style-name="P2"><text:s text:c="4"/>int sign; <text:s text:c="18"/>// sign = -1 for negative numbers, sign = 1 otherwise</text:p>
      <text:p text:style-name="P2"/>
      <text:p text:style-name="P2"><text:s text:c="4"/>Bigint() {} <text:s text:c="16"/>// default constructor</text:p>
      <text:p text:style-name="P2"><text:s text:c="4"/>Bigint( string b ) { (*this) = b; } <text:s text:c="10"/>// constructor for string</text:p>
      <text:p text:style-name="P2"/>
      <text:p text:style-name="P2"><text:s text:c="4"/>int size() { <text:s text:c="15"/>// returns number of digits</text:p>
      <text:p text:style-name="P2"><text:s text:c="8"/>return a.size();</text:p>
      <text:p text:style-name="P2"><text:s text:c="4"/>}</text:p>
      <text:p text:style-name="P2"/>
      <text:p text:style-name="P2"><text:s text:c="4"/>Bigint inverseSign() { <text:s text:c="5"/>// changes the sign</text:p>
      <text:p text:style-name="P2"><text:s text:c="8"/>sign *= -1;</text:p>
      <text:p text:style-name="P2"><text:s text:c="8"/>return (*this);</text:p>
      <text:p text:style-name="P2"><text:s text:c="4"/>}</text:p>
      <text:p text:style-name="P2"><text:s text:c="4"/></text:p>
      <text:p text:style-name="P2"><text:s text:c="4"/>// --------- leading zero remover</text:p>
      <text:p text:style-name="P2"><text:s text:c="4"/>Bigint normalize( int newSign ) { <text:s text:c="14"/>// removes leading 0, fixes sign</text:p>
      <text:p text:style-name="P2"><text:s text:c="8"/>for( int i = a.size() - 1; i &gt; 0 &amp;&amp; a[i] == '0'; i-- )</text:p>
      <text:p text:style-name="P2"><text:s text:c="12"/>a.erase(a.begin() + i);</text:p>
      <text:p text:style-name="P2"><text:s text:c="8"/>sign = ( a.size() == 1 &amp;&amp; a[0] == '0' ) ? 1 : newSign;</text:p>
      <text:p text:style-name="P2"><text:s text:c="8"/>return (*this);</text:p>
      <text:p text:style-name="P2"><text:s text:c="4"/>}</text:p>
      <text:p text:style-name="P2"><text:s/></text:p>
      <text:p text:style-name="P2"><text:s text:c="4"/>//--------- assignment operator</text:p>
      <text:p text:style-name="P2"><text:s text:c="4"/>void operator = ( string b ) { <text:s text:c="17"/>// assigns a string to Bigint</text:p>
      <text:p text:style-name="P2"><text:s text:c="8"/>a = b[0] == '-' ? b.substr(1) : b;</text:p>
      <text:p text:style-name="P2"><text:s text:c="8"/>reverse( a.begin(), a.end() );</text:p>
      <text:p text:style-name="P2"><text:s text:c="8"/>this-&gt;normalize( b[0] == '-' ? -1 : 1 );</text:p>
      <text:p text:style-name="P2"><text:s text:c="4"/>}</text:p>
      <text:p text:style-name="P2"/>
      <text:p text:style-name="P2"><text:s text:c="4"/>//---------- conditional operators</text:p>
      <text:p text:style-name="P2"><text:s text:c="4"/>bool operator &lt; ( const Bigint &amp;b ) const { <text:s text:c="4"/>// less than operator</text:p>
      <text:p text:style-name="P2"><text:s text:c="8"/>if( sign != b.sign ) return sign &lt; b.sign;</text:p>
      <text:p text:style-name="P2"><text:s text:c="8"/>if( a.size() != b.a.size() )</text:p>
      <text:p text:style-name="P2"><text:s text:c="12"/>return sign == 1 ? a.size() &lt; b.a.size() : a.size() &gt; b.a.size();</text:p>
      <text:p text:style-name="P2"><text:s text:c="8"/>for( int i = a.size() - 1; i &gt;= 0; i-- ) if( a[i] != b.a[i] )</text:p>
      <text:p text:style-name="P2"><text:s text:c="12"/>return sign == 1 ? a[i] &lt; b.a[i] : a[i] &gt; b.a[i];</text:p>
      <text:p text:style-name="P2"><text:s text:c="8"/>return false;</text:p>
      <text:p text:style-name="P2"><text:s text:c="4"/>}</text:p>
      <text:p text:style-name="P2"/>
      <text:p text:style-name="P2"><text:s text:c="4"/>bool operator == ( const Bigint &amp;b ) const { <text:s text:c="9"/>// operator for equality</text:p>
      <text:p text:style-name="P2"><text:s text:c="8"/>return a == b.a &amp;&amp; sign == b.sign;</text:p>
      <text:p text:style-name="P2"><text:s text:c="4"/>}</text:p>
      <text:p text:style-name="P2"/>
      <text:p text:style-name="P2"><text:s text:c="4"/>//----------- mathematical operators</text:p>
      <text:p text:style-name="P2"><text:s text:c="4"/>Bigint operator + ( Bigint b ) { <text:s text:c="21"/>// addition operator overloading</text:p>
      <text:p text:style-name="P2"><text:s text:c="8"/>if( sign != b.sign ) return (*this) - b.inverseSign();</text:p>
      <text:p text:style-name="P2"><text:s text:c="8"/>Bigint c;</text:p>
      <text:p text:style-name="P2"><text:s text:c="8"/>for(int i = 0, carry = 0; i&lt;a.size() || i&lt;b.size() || carry; i++ ) {</text:p>
      <text:p text:style-name="P2"><text:s text:c="12"/>carry+=(i&lt;a.size() ? a[i]-48 : 0)+(i&lt;b.a.size() ? b.a[i]-48 : 0);</text:p>
      <text:p text:style-name="P2"><text:s text:c="12"/>c.a += (carry % 10 + 48);</text:p>
      <text:p text:style-name="P2"><text:s text:c="12"/>carry /= 10;</text:p>
      <text:p text:style-name="P2"><text:s text:c="8"/>}</text:p>
      <text:p text:style-name="P2"><text:s text:c="8"/>return c.normalize(sign);</text:p>
      <text:p text:style-name="P2"><text:s text:c="4"/>}</text:p>
      <text:p text:style-name="P2"><text:s text:c="4"/>Bigint operator - ( Bigint b ) { <text:s text:c="19"/>// subtraction operator overloading</text:p>
      <text:p text:style-name="P2"><text:soft-page-break/><text:s text:c="8"/>if( sign != b.sign ) return (*this) + b.inverseSign();</text:p>
      <text:p text:style-name="P2"><text:s text:c="8"/>int s = sign; sign = b.sign = 1;</text:p>
      <text:p text:style-name="P2"><text:s text:c="8"/>if( (*this) &lt; b ) return ((b - (*this)).inverseSign()).normalize(-s);</text:p>
      <text:p text:style-name="P2"><text:s text:c="8"/>Bigint c;</text:p>
      <text:p text:style-name="P2"><text:s text:c="8"/>for( int i = 0, borrow = 0; i &lt; a.size(); i++ ) {</text:p>
      <text:p text:style-name="P2"><text:s text:c="12"/>borrow = a[i] - borrow - (i &lt; b.size() ? b.a[i] : 48);</text:p>
      <text:p text:style-name="P2"><text:s text:c="12"/>c.a += borrow &gt;= 0 ? borrow + 48 : borrow + 58;</text:p>
      <text:p text:style-name="P2"><text:s text:c="12"/>borrow = borrow &gt;= 0 ? 0 : 1;</text:p>
      <text:p text:style-name="P2"><text:s text:c="8"/>}</text:p>
      <text:p text:style-name="P2"><text:s text:c="8"/>return c.normalize(s);</text:p>
      <text:p text:style-name="P2"><text:s text:c="4"/>}</text:p>
      <text:p text:style-name="P2"><text:s text:c="4"/>Bigint operator * ( Bigint b ) { <text:s text:c="19"/>// multiplication operator overloading</text:p>
      <text:p text:style-name="P2"><text:s text:c="8"/>Bigint c("0");</text:p>
      <text:p text:style-name="P2"><text:s text:c="8"/>for( int i = 0, k = a[i] - 48; i &lt; a.size(); i++, k = a[i] - 48 ) {</text:p>
      <text:p text:style-name="P2"><text:s text:c="12"/>while(k--) c = c + b; <text:s text:c="22"/>// ith digit is k, so, we add k times</text:p>
      <text:p text:style-name="P2"><text:s text:c="12"/>b.a.insert(b.a.begin(), '0'); <text:s text:c="14"/>// multiplied by 10</text:p>
      <text:p text:style-name="P2"><text:s text:c="8"/>}</text:p>
      <text:p text:style-name="P2"><text:s text:c="8"/>return c.normalize(sign * b.sign);</text:p>
      <text:p text:style-name="P2"><text:s text:c="4"/>}</text:p>
      <text:p text:style-name="P2"><text:s text:c="4"/>Bigint operator / ( Bigint b ) { <text:s text:c="19"/>// division operator overloading</text:p>
      <text:p text:style-name="P2"><text:s text:c="8"/>if( b.size() == 1 &amp;&amp; b.a[0] == '0' ) b.a[0] /= ( b.a[0] - 48 );</text:p>
      <text:p text:style-name="P2"><text:s text:c="8"/>Bigint c("0"), d;</text:p>
      <text:p text:style-name="P2"><text:s text:c="8"/>for( int j = 0; j &lt; a.size(); j++ ) d.a += "0";</text:p>
      <text:p text:style-name="P2"><text:s text:c="8"/>int dSign = sign * b.sign; b.sign = 1;</text:p>
      <text:p text:style-name="P2"><text:s text:c="8"/>for( int i = a.size() - 1; i &gt;= 0; i-- ) {</text:p>
      <text:p text:style-name="P2"><text:s text:c="12"/>c.a.insert( c.a.begin(), '0');</text:p>
      <text:p text:style-name="P2"><text:s text:c="12"/>c = c + a.substr( i, 1 );</text:p>
      <text:p text:style-name="P2"><text:s text:c="12"/>while( !( c &lt; b ) ) c = c - b, d.a[i]++;</text:p>
      <text:p text:style-name="P2"><text:s text:c="8"/>}</text:p>
      <text:p text:style-name="P2"><text:s text:c="8"/>return d.normalize(dSign);</text:p>
      <text:p text:style-name="P2"><text:s text:c="4"/>}</text:p>
      <text:p text:style-name="P2"><text:s text:c="4"/>Bigint operator % ( Bigint b ) { // modulo operator overloading</text:p>
      <text:p text:style-name="P2"><text:s text:c="8"/>if( b.size() == 1 &amp;&amp; b.a[0] == '0' ) b.a[0] /= ( b.a[0] - 48 );</text:p>
      <text:p text:style-name="P2"><text:s text:c="8"/>Bigint c("0");</text:p>
      <text:p text:style-name="P2"><text:s text:c="8"/>b.sign = 1;</text:p>
      <text:p text:style-name="P2"><text:s text:c="8"/>for( int i = a.size() - 1; i &gt;= 0; i-- ) {</text:p>
      <text:p text:style-name="P2"><text:s text:c="12"/>c.a.insert( c.a.begin(), '0');</text:p>
      <text:p text:style-name="P2"><text:s text:c="12"/>c = c + a.substr( i, 1 );</text:p>
      <text:p text:style-name="P2"><text:s text:c="12"/>while( !( c &lt; b ) ) c = c - b;</text:p>
      <text:p text:style-name="P2"><text:s text:c="8"/>}</text:p>
      <text:p text:style-name="P2"><text:s text:c="8"/>return c.normalize(sign);</text:p>
      <text:p text:style-name="P2"><text:s text:c="4"/>}</text:p>
      <text:p text:style-name="P2"/>
      <text:p text:style-name="P2"><text:s text:c="4"/>//---------------output method</text:p>
      <text:p text:style-name="P2"><text:s text:c="4"/>void print() {</text:p>
      <text:p text:style-name="P2"><text:s text:c="8"/>if( sign == -1 ) putchar('-');</text:p>
      <text:p text:style-name="P2"><text:s text:c="8"/>for( int i = a.size() - 1; i &gt;= 0; i-- ) putchar(a[i]);</text:p>
      <text:p text:style-name="P2"><text:s text:c="4"/>}</text:p>
      <text:p text:style-name="P2">};</text:p>
      <text:p text:style-name="P2"/>
      <text:p text:style-name="P2"/>
      <text:p text:style-name="P2"/>
      <text:p text:style-name="P2">int main() {</text:p>
      <text:p text:style-name="P2"><text:s text:c="4"/>Bigint a, b, c; <text:s text:c="8"/>// declared some Bigint variables</text:p>
      <text:p text:style-name="P2"><text:s text:c="4"/>string input; <text:s text:c="10"/>// string to take input</text:p>
      <text:p text:style-name="P2"><text:s text:c="4"/>cin &gt;&gt; input; <text:s text:c="10"/>// take the Big integer as string</text:p>
      <text:p text:style-name="P2"><text:s text:c="4"/>a = input; <text:s text:c="13"/>// assign the string to Bigint a</text:p>
      <text:p text:style-name="P2"/>
      <text:p text:style-name="P2"><text:s text:c="4"/>cin &gt;&gt; input; <text:s text:c="10"/>// take the Big integer as string</text:p>
      <text:p text:style-name="P2"><text:soft-page-break/><text:s text:c="4"/>b = input; <text:s text:c="13"/>// assign the string to Bigint b</text:p>
      <text:p text:style-name="P2"><text:s/></text:p>
      <text:p text:style-name="P2"><text:s text:c="4"/>// Using mathematical operators</text:p>
      <text:p text:style-name="P2"><text:s text:c="4"/>c = a + b; <text:s text:c="11"/>// adding a and b</text:p>
      <text:p text:style-name="P2"><text:s text:c="4"/>c.print(); <text:s text:c="11"/>// printing the Bigint</text:p>
      <text:p text:style-name="P2"><text:s text:c="4"/>puts(""); <text:s text:c="12"/>// newline</text:p>
      <text:p text:style-name="P2"/>
      <text:p text:style-name="P2"><text:s text:c="4"/>c = a - b; <text:s text:c="11"/>// subtracting b from a</text:p>
      <text:p text:style-name="P2"><text:s text:c="4"/>c.print(); <text:s text:c="11"/>// printing the Bigint</text:p>
      <text:p text:style-name="P2"><text:s text:c="4"/>puts(""); <text:s text:c="12"/>// newline</text:p>
      <text:p text:style-name="P2"/>
      <text:p text:style-name="P2"><text:s text:c="4"/>c = a * b; <text:s text:c="11"/>// multiplying a and b</text:p>
      <text:p text:style-name="P2"><text:s text:c="4"/>c.print(); <text:s text:c="11"/>// printing the Bigint</text:p>
      <text:p text:style-name="P2"><text:s text:c="4"/>puts(""); <text:s text:c="12"/>// newline</text:p>
      <text:p text:style-name="P2"/>
      <text:p text:style-name="P2"><text:s text:c="4"/>c = a / b; <text:s text:c="11"/>// dividing a by b</text:p>
      <text:p text:style-name="P2"><text:s text:c="4"/>c.print(); <text:s text:c="11"/>// printing the Bigint</text:p>
      <text:p text:style-name="P2"><text:s text:c="4"/>puts(""); <text:s text:c="12"/>// newline</text:p>
      <text:p text:style-name="P2"/>
      <text:p text:style-name="P2"><text:s text:c="4"/>c = a % b; <text:s text:c="11"/>// a modulo b</text:p>
      <text:p text:style-name="P2"><text:s text:c="4"/>c.print(); <text:s text:c="11"/>// printing the Bigint</text:p>
      <text:p text:style-name="P2"/>
      <text:p text:style-name="P2"><text:s text:c="4"/>puts(""); <text:s text:c="12"/>// newline</text:p>
      <text:p text:style-name="P2"/>
      <text:p text:style-name="P2"><text:s text:c="4"/>// Using conditional operators</text:p>
      <text:p text:style-name="P2"><text:s text:c="4"/>if( a == b ) <text:s text:c="9"/>// checking equality</text:p>
      <text:p text:style-name="P2"><text:s text:c="6"/>puts("equal"); <text:s text:c="3"/></text:p>
      <text:p text:style-name="P2"><text:s text:c="4"/>else</text:p>
      <text:p text:style-name="P2"><text:s text:c="6"/>puts("not equal");</text:p>
      <text:p text:style-name="P2"><text:s/></text:p>
      <text:p text:style-name="P2"><text:s text:c="4"/>if( a &lt; b ) <text:s text:c="10"/>// checking less than operator</text:p>
      <text:p text:style-name="P2"><text:s text:c="6"/>puts("a is smaller than b"); </text:p>
      <text:p text:style-name="P2"><text:s text:c="4"/>return 0;</text:p>
      <text:p text:style-name="P2">}</text:p>
      <text:p text:style-name="P2"/>
      <text:p text:style-name="P2"/>
      <text:p text:style-name="P3">#include &lt;bits/stdc++.h&gt;</text:p>
      <text:p text:style-name="P3">using namespace std;</text:p>
      <text:p text:style-name="P3">#define MAX <text:s text:c="16"/>1e6</text:p>
      <text:p text:style-name="P3">#define EPS <text:s text:c="16"/>1e-9</text:p>
      <text:p text:style-name="P3">#define INF <text:s text:c="16"/>1e9+10</text:p>
      <text:p text:style-name="P3">#define MOD <text:s text:c="16"/>1000000007</text:p>
      <text:p text:style-name="P3">#define pb <text:s text:c="17"/>push_back</text:p>
      <text:p text:style-name="P3">#define mp <text:s text:c="17"/>make_pair</text:p>
      <text:p text:style-name="P3">#define fi <text:s text:c="17"/>first</text:p>
      <text:p text:style-name="P3">#define se <text:s text:c="17"/>second</text:p>
      <text:p text:style-name="P3">#define pi <text:s text:c="17"/>acos(-1)</text:p>
      <text:p text:style-name="P3">#define sf <text:s text:c="17"/>scanf</text:p>
      <text:p text:style-name="P3">#define pf <text:s text:c="17"/>printf</text:p>
      <text:p text:style-name="P3">#define SIZE(a) <text:s text:c="12"/>((int)a.size())</text:p>
      <text:p text:style-name="P3">#define Equal(a, b) <text:s text:c="8"/>(abs(a-b) &lt; EPS)</text:p>
      <text:p text:style-name="P3">#define Greater(a, b) <text:s text:c="6"/>(a &gt;= (b+EPS))</text:p>
      <text:p text:style-name="P3">#define GreaterEqual(a, b) <text:s/>(a &gt; (b-EPS)) </text:p>
      <text:p text:style-name="P3">#define fr(i, a, b) <text:s text:c="8"/>for(register int i = (a); i &lt; (int)(b); i++)</text:p>
      <text:p text:style-name="P3">#define FastRead <text:s text:c="11"/>ios_base::sync_with_stdio(false); cin.tie(NULL);</text:p>
      <text:p text:style-name="P3">#define dbug(vari) <text:s text:c="9"/>cerr &lt;&lt; #vari &lt;&lt; " = " &lt;&lt; (vari) &lt;&lt;endl</text:p>
      <text:p text:style-name="P3">#define isOn(S, j) <text:s text:c="9"/>(S &amp; (1 &lt;&lt; j))</text:p>
      <text:p text:style-name="P3">#define setBit(S, j) <text:s text:c="7"/>(S |= (1 &lt;&lt; j))</text:p>
      <text:p text:style-name="P3">#define clearBit(S, j) <text:s text:c="5"/>(S &amp;= ~(1 &lt;&lt; j))</text:p>
      <text:p text:style-name="P3"><text:soft-page-break/>#define toggleBit(S, j) <text:s text:c="4"/>(S ^= (1 &lt;&lt; j))</text:p>
      <text:p text:style-name="P3">#define lowBit(S) <text:s text:c="10"/>(S &amp; (-S))</text:p>
      <text:p text:style-name="P3">#define setAll(S, n) <text:s text:c="7"/>(S = (1 &lt;&lt; n) - 1)</text:p>
      <text:p text:style-name="P3">#define fileRead(S) <text:s text:c="8"/>freopen(S, "r", stdin);</text:p>
      <text:p text:style-name="P3">#define fileWrite(S) <text:s text:c="7"/>freopen(S, "w", stdout);</text:p>
      <text:p text:style-name="P3">#define Unique(X) <text:s text:c="10"/>X.erase(unique(X.begin(), X.end()), X.end())</text:p>
      <text:p text:style-name="P3"/>
      <text:p text:style-name="P3">typedef unsigned long long ull;</text:p>
      <text:p text:style-name="P3">typedef long long ll;</text:p>
      <text:p text:style-name="P3">typedef map&lt;int, int&gt; mii;</text:p>
      <text:p text:style-name="P3">typedef map&lt;ll, ll&gt;mll;</text:p>
      <text:p text:style-name="P3">typedef map&lt;string, int&gt; msi;</text:p>
      <text:p text:style-name="P3">typedef vector&lt;int&gt; vi;</text:p>
      <text:p text:style-name="P3">typedef vector&lt;long long&gt;vl;</text:p>
      <text:p text:style-name="P3">typedef pair&lt;int, int&gt; pii;</text:p>
      <text:p text:style-name="P3">typedef pair&lt;ll, ll&gt; pll;</text:p>
      <text:p text:style-name="P3">typedef vector&lt;pair&lt;int, int&gt; &gt; vii;</text:p>
      <text:p text:style-name="P3">typedef vector&lt;pair&lt;ll, ll&gt; &gt;vll;</text:p>
      <text:p text:style-name="P3"/>
      <text:p text:style-name="P3">vi DecimalVal(int a, int b) { <text:s text:c="10"/>// Calculate Decimal values (after .) of a/b</text:p>
      <text:p text:style-name="P3"><text:s text:c="4"/>vi v;</text:p>
      <text:p text:style-name="P3"><text:s text:c="4"/>a %= b;</text:p>
      <text:p text:style-name="P3"><text:s text:c="4"/>if(a == 0) {</text:p>
      <text:p text:style-name="P3"><text:s text:c="8"/>v.pb(0);</text:p>
      <text:p text:style-name="P3"><text:s text:c="8"/>return v;</text:p>
      <text:p text:style-name="P3"><text:s text:c="4"/>}</text:p>
      <text:p text:style-name="P3"><text:s text:c="4"/>bool first = 1;</text:p>
      <text:p text:style-name="P3"><text:s text:c="4"/>while(SIZE(v) &lt;= 200) { <text:s text:c="12"/>// Define the Maximum Length of decimal values </text:p>
      <text:p text:style-name="P3"><text:s text:c="8"/>if(a == 0)</text:p>
      <text:p text:style-name="P3"><text:s text:c="12"/>return v; <text:s text:c="16"/><text:tab/><text:tab/> <text:s/>// If any Zero divisor is found (then, rest all will be Zero) return values</text:p>
      <text:p text:style-name="P3"><text:s text:c="8"/>else if(a &lt; b &amp;&amp; !first) {<text:tab/> <text:s text:c="5"/>// If we need to add another zero (add zero after first time)</text:p>
      <text:p text:style-name="P3"><text:s text:c="12"/>a*=10;</text:p>
      <text:p text:style-name="P3"><text:s text:c="12"/>v.pb(0);</text:p>
      <text:p text:style-name="P3"><text:s text:c="8"/>}</text:p>
      <text:p text:style-name="P3"><text:s text:c="8"/>else if(a &lt; b &amp;&amp; first) { <text:tab/> <text:s text:c="5"/>// If we need to add a extra zero (adding zero first time)</text:p>
      <text:p text:style-name="P3"><text:s text:c="12"/>first = 0;</text:p>
      <text:p text:style-name="P3"><text:s text:c="12"/>a *= 10;</text:p>
      <text:p text:style-name="P3"><text:s text:c="12"/>continue;</text:p>
      <text:p text:style-name="P3"><text:s text:c="8"/>}</text:p>
      <text:p text:style-name="P3"><text:s text:c="8"/>else {</text:p>
      <text:p text:style-name="P3"><text:s text:c="12"/>v.pb(a/b);</text:p>
      <text:p text:style-name="P3"><text:s text:c="12"/>a%=b;</text:p>
      <text:p text:style-name="P3"><text:s text:c="12"/>first = 1;</text:p>
      <text:p text:style-name="P3"><text:s text:c="8"/>}</text:p>
      <text:p text:style-name="P3"><text:s text:c="4"/>}</text:p>
      <text:p text:style-name="P3"><text:s text:c="4"/>return v;</text:p>
      <text:p text:style-name="P3">}</text:p>
      <text:p text:style-name="P3"/>
      <text:p text:style-name="P3">// Repetation (PunoPonik) is also calculated</text:p>
      <text:p text:style-name="P3">vi dec1, dec2; <text:s text:c="29"/>// Before . (decimal), after . (decimal)</text:p>
      <text:p text:style-name="P3">int DecimalRepeated(int a, int b) { <text:s text:c="8"/>// Calculate Decimal values (after .) of a/b</text:p>
      <text:p text:style-name="P3"><text:s text:c="4"/>unordered_map&lt;int, int&gt;mp;</text:p>
      <text:p text:style-name="P3"><text:s text:c="4"/>int k = 0, point = -1;</text:p>
      <text:p text:style-name="P3"><text:s text:c="4"/>bool divisable = 0;</text:p>
      <text:p text:style-name="P3"><text:s text:c="4"/></text:p>
      <text:p text:style-name="P3"><text:s text:c="4"/>if(a &gt;= b) { <text:s text:c="27"/>// Before Decimal Calculation</text:p>
      <text:p text:style-name="P3"><text:s text:c="8"/>dec1.push_back(a/b);</text:p>
      <text:p text:style-name="P3"><text:s text:c="8"/>a %= b;</text:p>
      <text:p text:style-name="P3"><text:s text:c="4"/>}</text:p>
      <text:p text:style-name="P3"><text:soft-page-break/><text:s text:c="4"/>if(dec1.size() == 0)</text:p>
      <text:p text:style-name="P3"><text:s text:c="8"/>dec1.push_back(0);</text:p>
      <text:p text:style-name="P3"><text:tab/><text:tab/></text:p>
      <text:p text:style-name="P3"><text:s text:c="4"/>while(a != 0) {</text:p>
      <text:p text:style-name="P3"><text:s text:c="8"/>if(mp.find(a) != mp.end()) { <text:s text:c="7"/>// if the remainder is found again, there exists a loop</text:p>
      <text:p text:style-name="P3"><text:s text:c="12"/>point = mp[a];</text:p>
      <text:p text:style-name="P3"><text:s text:c="12"/>break;</text:p>
      <text:p text:style-name="P3"><text:s text:c="8"/>}</text:p>
      <text:p text:style-name="P3"><text:s text:c="8"/>if(a%b == 0) {</text:p>
      <text:p text:style-name="P3"><text:s text:c="12"/>dec2.push_back(a/b);</text:p>
      <text:p text:style-name="P3"><text:s text:c="12"/>break;</text:p>
      <text:p text:style-name="P3"><text:s text:c="8"/>}</text:p>
      <text:p text:style-name="P3"><text:s text:c="8"/>mp[a] = k++;</text:p>
      <text:p text:style-name="P3"><text:s text:c="8"/>int cnt = 0;</text:p>
      <text:p text:style-name="P3"><text:s text:c="8"/>while(a &lt; b) {</text:p>
      <text:p text:style-name="P3"><text:s text:c="12"/>a *= 10;</text:p>
      <text:p text:style-name="P3"><text:s text:c="12"/>if(cnt != 0) {</text:p>
      <text:p text:style-name="P3"><text:s text:c="16"/>dec2.push_back(0);</text:p>
      <text:p text:style-name="P3"><text:s text:c="16"/>k++;</text:p>
      <text:p text:style-name="P3"><text:s text:c="12"/>}</text:p>
      <text:p text:style-name="P3"><text:s text:c="12"/>++cnt;</text:p>
      <text:p text:style-name="P3"><text:s text:c="8"/>}</text:p>
      <text:p text:style-name="P3"><text:s text:c="8"/>if(cnt != 0 &amp;&amp; mp.find(a) != mp.end()) {</text:p>
      <text:p text:style-name="P3"><text:s text:c="12"/>point = mp[a];</text:p>
      <text:p text:style-name="P3"><text:s text:c="12"/>break;</text:p>
      <text:p text:style-name="P3"><text:s text:c="8"/>}</text:p>
      <text:p text:style-name="P3"><text:s text:c="8"/>if(cnt == 1)</text:p>
      <text:p text:style-name="P3"><text:s text:c="12"/>mp[a] = (k-1);</text:p>
      <text:p text:style-name="P3"><text:s text:c="8"/>dec2.push_back(a/b);</text:p>
      <text:p text:style-name="P3"><text:s text:c="8"/>a %= b;</text:p>
      <text:p text:style-name="P3"><text:s text:c="8"/>if(a == 0) {</text:p>
      <text:p text:style-name="P3"><text:s text:c="12"/>divisable = 1;</text:p>
      <text:p text:style-name="P3"><text:s text:c="12"/>break;</text:p>
      <text:p text:style-name="P3"><text:s text:c="8"/>}</text:p>
      <text:p text:style-name="P3"><text:s text:c="4"/>}</text:p>
      <text:p text:style-name="P3"><text:s text:c="4"/>return divisable == 1 ? 1:((int)dec2.size()-point);</text:p>
      <text:p text:style-name="P3">}</text:p>
      <text:p text:style-name="P3"><text:s text:c="8"/></text:p>
      <text:p text:style-name="P3">int main() {</text:p>
      <text:p text:style-name="P3"><text:s text:c="4"/>int a, b;</text:p>
      <text:p text:style-name="P3"><text:s text:c="4"/>cin &gt;&gt; a &gt;&gt; b;</text:p>
      <text:p text:style-name="P3"><text:s text:c="4"/>vi v = DecimalVal(a, b);<text:tab/><text:tab/><text:tab/><text:tab/><text:tab/>// only the fraction part</text:p>
      <text:p text:style-name="P3"><text:s text:c="4"/>for(auto it : v)</text:p>
      <text:p text:style-name="P3"><text:s text:c="8"/>cout &lt;&lt; it;</text:p>
      <text:p text:style-name="P3"><text:s text:c="4"/>cout &lt;&lt; endl;</text:p>
      <text:p text:style-name="P3"/>
      <text:p text:style-name="P3"><text:s text:c="4"/>int Cycle = DecimalRepeated(a, b);<text:tab/></text:p>
      <text:p text:style-name="P3"><text:s text:c="4"/>for(auto it : dec1)</text:p>
      <text:p text:style-name="P3"><text:s text:c="8"/>cout &lt;&lt; it;</text:p>
      <text:p text:style-name="P3"><text:s text:c="4"/>cout &lt;&lt; ".";</text:p>
      <text:p text:style-name="P3"><text:s text:c="4"/>for(auto it : dec2)</text:p>
      <text:p text:style-name="P3"><text:s text:c="8"/>cout &lt;&lt; it;</text:p>
      <text:p text:style-name="P3"><text:s text:c="4"/>cout &lt;&lt; "\n\n";</text:p>
      <text:p text:style-name="P3"><text:s text:c="4"/>cout &lt;&lt; "Last Repeating Cycle " &lt;&lt; Cycle &lt;&lt; endl;</text:p>
      <text:p text:style-name="P3"><text:s text:c="4"/>return 0;</text:p>
      <text:p text:style-name="P3">}</text:p>
      <text:p text:style-name="P3"/>
      <text:p text:style-name="P4">struct fraction {</text:p>
      <text:p text:style-name="P4"><text:s text:c="4"/>int a, b;</text:p>
      <text:p text:style-name="P4"><text:soft-page-break/><text:s text:c="4"/>fraction() {</text:p>
      <text:p text:style-name="P4"><text:s text:c="8"/>a = 1;</text:p>
      <text:p text:style-name="P4"><text:s text:c="8"/>b = 1;</text:p>
      <text:p text:style-name="P4"><text:s text:c="4"/>}</text:p>
      <text:p text:style-name="P4"><text:s text:c="4"/>fraction(int x, int y) : a(x), b(y) {}</text:p>
      <text:p text:style-name="P4"><text:s text:c="4"/>flip() {swap(a, b);}</text:p>
      <text:p text:style-name="P4"><text:s text:c="4"/>fraction operator + (fraction other) {</text:p>
      <text:p text:style-name="P4"><text:s text:c="8"/>fraction temp;</text:p>
      <text:p text:style-name="P4"><text:s text:c="8"/>temp.b = ((b)*(other.b))/(__gcd((b), other.b));</text:p>
      <text:p text:style-name="P4"><text:s text:c="8"/>temp.a = (temp.b/b)*a + (temp.b/other.b)*other.a;</text:p>
      <text:p text:style-name="P4"><text:s text:c="8"/>int x = __gcd(temp.a, temp.b);</text:p>
      <text:p text:style-name="P4"><text:s text:c="8"/>if(x != 1) {temp.a/=x; temp.b/=x;}</text:p>
      <text:p text:style-name="P4"><text:s text:c="8"/>return temp;</text:p>
      <text:p text:style-name="P4"><text:s text:c="4"/>}</text:p>
      <text:p text:style-name="P4"><text:s text:c="4"/>fraction operator - (fraction other) {</text:p>
      <text:p text:style-name="P4"><text:s text:c="8"/>fraction temp;</text:p>
      <text:p text:style-name="P4"><text:s text:c="8"/>temp.b = (b*other.b)/__gcd(b, other.b);</text:p>
      <text:p text:style-name="P4"><text:s text:c="8"/>temp.a = (temp.b/b)*a - (temp.b/other.b)*other.a;</text:p>
      <text:p text:style-name="P4"><text:s text:c="8"/>int x = __gcd(temp.a, temp.b);</text:p>
      <text:p text:style-name="P4"><text:s text:c="8"/>if(x != 1) {temp.a/=x; temp.b/=x;}</text:p>
      <text:p text:style-name="P4"><text:s text:c="8"/>return temp;</text:p>
      <text:p text:style-name="P4"><text:s text:c="4"/>}</text:p>
      <text:p text:style-name="P4"><text:s text:c="4"/>fraction operator / (fraction other) {</text:p>
      <text:p text:style-name="P4"><text:s text:c="8"/>fraction temp;</text:p>
      <text:p text:style-name="P4"><text:s text:c="8"/>temp.a = a*other.b;</text:p>
      <text:p text:style-name="P4"><text:s text:c="8"/>temp.b = b*other.a;</text:p>
      <text:p text:style-name="P4"><text:s text:c="8"/>int x = __gcd(temp.a, temp.b);</text:p>
      <text:p text:style-name="P4"><text:s text:c="8"/>if(x != 1) {temp.a/=x; temp.b/=x;}</text:p>
      <text:p text:style-name="P4"><text:s text:c="8"/>return temp;</text:p>
      <text:p text:style-name="P4"><text:s text:c="4"/>}</text:p>
      <text:p text:style-name="P4"><text:s text:c="4"/>fraction operator * (fraction other) {</text:p>
      <text:p text:style-name="P4"><text:s text:c="8"/>fraction temp;</text:p>
      <text:p text:style-name="P4"><text:s text:c="8"/>temp.a = a*other.a;</text:p>
      <text:p text:style-name="P4"><text:s text:c="8"/>temp.b = b*other.b;</text:p>
      <text:p text:style-name="P4"><text:s text:c="8"/>int x = __gcd(temp.a, temp.b);</text:p>
      <text:p text:style-name="P4"><text:s text:c="8"/>if(x != 1) {temp.a/=x; temp.b/=x;}</text:p>
      <text:p text:style-name="P4"><text:s text:c="8"/>return temp;</text:p>
      <text:p text:style-name="P4"><text:s text:c="4"/>}</text:p>
      <text:p text:style-name="P4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012e97" officeooo:paragraph-rsid="00012e97" style:font-size-asian="8.75pt" style:font-size-complex="10pt"/>
    </style:style>
    <style:style style:name="MT1" style:family="text">
      <style:text-properties officeooo:rsid="0003c858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BigInteger,<text:span text:style-name="MT1"> Accurate Decimals &amp; Fraction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2:42:17.381551181</meta:creation-date>
    <dc:date>2018-01-09T04:10:03.824392895</dc:date>
    <meta:editing-duration>PT6M42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6" meta:paragraph-count="310" meta:word-count="1553" meta:character-count="10611" meta:non-whitespace-character-count="6670"/>
  </office:meta>
</office:document-meta>
</file>